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3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ff" draw:marker-start="Linienspitzen_20_1" draw:marker-start-width="0.35cm" draw:marker-end="Linienspitzen_20_1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9" style:family="graphic" style:parent-style-name="objectwithoutfill">
      <style:graphic-properties svg:stroke-width="0.1cm" svg:stroke-color="#ff0000" draw:marker-start="Linienspitzen_20_1" draw:marker-start-width="0.35cm" draw:marker-end="Linienspitzen_20_1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dash" draw:stroke-dash="Fine_20_Dashed" svg:stroke-width="0.1cm" svg:stroke-color="#c0c0c0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>
      <style:graphic-properties svg:stroke-width="0.1cm" svg:stroke-color="#ff00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ff00ff" draw:marker-start="Linienspitzen_20_1" draw:marker-start-width="0.35cm" draw:marker-end="Linienspitzen_20_1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color="#ff00ff" draw:marker-end="Arrow" draw:marker-end-width="0.3cm" draw:fill="none" draw:textarea-vertical-align="middle"/>
    </style:style>
    <style:style style:name="gr18" style:family="graphic" style:parent-style-name="standard">
      <style:graphic-properties svg:stroke-width="0.1cm" svg:stroke-color="#ff00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0000ff" draw:marker-start="Arrow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21" style:family="graphic" style:parent-style-name="objectwithoutfill">
      <style:graphic-properties draw:stroke="dash" draw:stroke-dash="Ultrafine_20_Dashed" svg:stroke-color="#0000ff" draw:marker-start="" draw:marker-end="Linienspitzen_20_2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color="#0000ff" fo:font-style="italic" fo:font-weight="bold" style:font-style-asian="italic" style:font-weight-asian="bold" style:font-style-complex="italic" style:font-weight-complex="bold"/>
    </style:style>
    <style:style style:name="P5" style:family="paragraph">
      <style:text-properties fo:color="#0000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18pt"/>
    </style:style>
    <style:style style:name="P8" style:family="paragraph">
      <style:text-properties fo:font-size="12pt"/>
    </style:style>
    <style:style style:name="P9" style:family="paragraph">
      <style:text-properties fo:color="#0000ff" fo:font-size="14pt" fo:font-style="italic" fo:font-weight="bold" style:font-style-asian="italic" style:font-weight-asian="bold" style:font-style-complex="italic" style:font-weight-complex="bold"/>
    </style:style>
    <style:style style:name="P10" style:family="paragraph">
      <style:text-properties fo:color="#ff00ff" fo:font-size="14pt" fo:font-style="italic" fo:font-weight="bold" style:font-style-asian="italic" style:font-weight-asian="bold" style:font-style-complex="italic" style:font-weight-complex="bold"/>
    </style:style>
    <style:style style:name="P11" style:family="paragraph">
      <style:text-properties fo:color="#ff00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2" style:family="paragraph">
      <style:paragraph-properties fo:text-align="center"/>
      <style:text-properties fo:color="#0000ff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color="#ff00f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color="#0000ff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8.58cm" svg:y1="3.063cm" svg:x2="8.58cm" svg:y2="19.169cm">
          <text:p/>
        </draw:line>
        <draw:line draw:style-name="gr2" draw:text-style-name="P1" draw:layer="layout" svg:x1="4.507cm" svg:y1="4.729cm" svg:x2="8.056cm" svg:y2="4.729cm">
          <text:p/>
        </draw:line>
        <draw:custom-shape draw:style-name="gr3" draw:text-style-name="P1" draw:layer="layout" svg:width="1.327cm" svg:height="1.327cm" svg:x="3.058cm" svg:y="4.08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074cm" svg:y1="5.101cm" svg:x2="9.074cm" svg:y2="7.076cm">
          <text:p/>
        </draw:line>
        <draw:frame draw:style-name="gr5" draw:layer="layout" svg:width="4.062cm" svg:height="0.962cm" svg:x="6.525cm" svg:y="1.817cm">
          <draw:text-box>
            <text:p>Front-Server</text:p>
          </draw:text-box>
        </draw:frame>
        <draw:frame draw:style-name="gr5" draw:layer="layout" svg:width="3.283cm" svg:height="0.962cm" svg:x="13.261cm" svg:y="1.789cm">
          <draw:text-box>
            <text:p>Backends</text:p>
          </draw:text-box>
        </draw:frame>
        <draw:line draw:style-name="gr2" draw:text-style-name="P1" draw:layer="layout" svg:x1="9.845cm" svg:y1="7.259cm" svg:x2="13.98cm" svg:y2="7.259cm">
          <text:p/>
        </draw:line>
        <draw:line draw:style-name="gr6" draw:text-style-name="P1" draw:layer="layout" svg:x1="14.968cm" svg:y1="3.125cm" svg:x2="14.968cm" svg:y2="18.738cm">
          <text:p/>
        </draw:line>
        <draw:line draw:style-name="gr4" draw:text-style-name="P1" draw:layer="layout" svg:x1="9.091cm" svg:y1="13.759cm" svg:x2="9.091cm" svg:y2="15.734cm">
          <text:p/>
        </draw:line>
        <draw:custom-shape draw:style-name="gr7" draw:text-style-name="P1" draw:layer="layout" svg:width="1.327cm" svg:height="1.327cm" svg:x="3.088cm" svg:y="9.63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538cm" svg:y1="10.283cm" svg:x2="8.118cm" svg:y2="10.283cm">
          <text:p/>
        </draw:line>
        <draw:line draw:style-name="gr9" draw:text-style-name="P1" draw:layer="layout" svg:x1="9.073cm" svg:y1="10.532cm" svg:x2="9.073cm" svg:y2="12.507cm">
          <text:p/>
        </draw:line>
        <draw:connector draw:style-name="gr2" draw:text-style-name="P1" draw:layer="layout" draw:line-skew="-1.311cm" svg:x1="13.918cm" svg:y1="11.085cm" svg:x2="9.823cm" svg:y2="13.581cm" svg:d="M13918 11085h-3358v2496h-737" svg:viewBox="0 0 4096 2497">
          <text:p/>
        </draw:connector>
        <draw:line draw:style-name="gr2" draw:text-style-name="P1" draw:layer="layout" svg:x1="7.902cm" svg:y1="16.052cm" svg:x2="3.491cm" svg:y2="16.052cm">
          <text:p/>
        </draw:line>
        <draw:line draw:style-name="gr8" draw:text-style-name="P1" draw:layer="layout" svg:x1="9.876cm" svg:y1="13.214cm" svg:x2="14.072cm" svg:y2="13.214cm">
          <text:p/>
        </draw:line>
        <draw:line draw:style-name="gr10" draw:text-style-name="P1" draw:layer="layout" svg:x1="9.043cm" svg:y1="7.539cm" svg:x2="9.043cm" svg:y2="10.005cm">
          <text:p/>
        </draw:line>
        <draw:frame draw:style-name="gr11" draw:text-style-name="P2" draw:layer="layout" svg:width="1.359cm" svg:height="0.806cm" draw:transform="rotate (-1.5707963267949) translate (8.62cm 2.845cm)">
          <draw:text-box>
            <text:p text:style-name="P2"><text:span text:style-name="T1">t → </text:span></text:p>
          </draw:text-box>
        </draw:frame>
        <draw:line draw:style-name="gr4" draw:text-style-name="P1" draw:layer="layout" svg:x1="14.628cm" svg:y1="7.54cm" svg:x2="14.628cm" svg:y2="10.807cm">
          <text:p/>
        </draw:line>
        <draw:frame draw:style-name="gr12" draw:text-style-name="P3" draw:layer="layout" svg:width="2.551cm" svg:height="0.729cm" svg:x="9.222cm" svg:y="5.76cm">
          <draw:text-box>
            <text:p><text:span text:style-name="T2">processing</text:span></text:p>
          </draw:text-box>
        </draw:frame>
        <draw:frame draw:style-name="gr12" draw:text-style-name="P3" draw:layer="layout" svg:width="2.551cm" svg:height="0.729cm" svg:x="15.113cm" svg:y="8.769cm">
          <draw:text-box>
            <text:p><text:span text:style-name="T2">processing</text:span></text:p>
          </draw:text-box>
        </draw:frame>
        <draw:frame draw:style-name="gr12" draw:text-style-name="P5" draw:layer="layout" svg:width="2.648cm" svg:height="0.806cm" svg:x="10.879cm" svg:y="11.442cm">
          <draw:text-box>
            <text:p text:style-name="P4"><text:span text:style-name="T3">delayed !</text:span></text:p>
          </draw:text-box>
        </draw:frame>
      </draw:page>
      <draw:page draw:name="page2" draw:style-name="dp1" draw:master-page-name="Standard">
        <draw:line draw:style-name="gr1" draw:text-style-name="P1" draw:layer="layout" svg:x1="8.58cm" svg:y1="3.063cm" svg:x2="8.58cm" svg:y2="19.169cm">
          <text:p/>
        </draw:line>
        <draw:line draw:style-name="gr2" draw:text-style-name="P1" draw:layer="layout" svg:x1="4.507cm" svg:y1="4.729cm" svg:x2="8.056cm" svg:y2="4.729cm">
          <text:p/>
        </draw:line>
        <draw:custom-shape draw:style-name="gr13" draw:text-style-name="P6" draw:layer="Layout" svg:width="1.327cm" svg:height="1.327cm" svg:x="3.058cm" svg:y="4.081cm">
          <text:p text:style-name="P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074cm" svg:y1="5.101cm" svg:x2="9.074cm" svg:y2="7.076cm">
          <text:p/>
        </draw:line>
        <draw:frame draw:style-name="gr5" draw:text-style-name="P7" draw:layer="layout" svg:width="4.062cm" svg:height="0.962cm" svg:x="6.525cm" svg:y="1.817cm">
          <draw:text-box>
            <text:p text:style-name="P7">Front-Server</text:p>
          </draw:text-box>
        </draw:frame>
        <draw:frame draw:style-name="gr5" draw:text-style-name="P7" draw:layer="layout" svg:width="3.283cm" svg:height="0.962cm" svg:x="13.261cm" svg:y="1.789cm">
          <draw:text-box>
            <text:p text:style-name="P7">Backends</text:p>
          </draw:text-box>
        </draw:frame>
        <draw:line draw:style-name="gr2" draw:text-style-name="P1" draw:layer="layout" svg:x1="9.845cm" svg:y1="7.259cm" svg:x2="13.98cm" svg:y2="7.259cm">
          <text:p/>
        </draw:line>
        <draw:line draw:style-name="gr6" draw:text-style-name="P1" draw:layer="layout" svg:x1="14.968cm" svg:y1="3.125cm" svg:x2="14.968cm" svg:y2="18.738cm">
          <text:p/>
        </draw:line>
        <draw:line draw:style-name="gr4" draw:text-style-name="P1" draw:layer="layout" svg:x1="9.091cm" svg:y1="16.507cm" svg:x2="9.091cm" svg:y2="18.482cm">
          <text:p/>
        </draw:line>
        <draw:custom-shape draw:style-name="gr14" draw:text-style-name="P6" draw:layer="Layout" svg:width="1.327cm" svg:height="1.327cm" svg:x="3.088cm" svg:y="9.635cm">
          <text:p text:style-name="P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538cm" svg:y1="10.283cm" svg:x2="8.118cm" svg:y2="10.283cm">
          <text:p/>
        </draw:line>
        <draw:line draw:style-name="gr9" draw:text-style-name="P1" draw:layer="layout" svg:x1="9.073cm" svg:y1="10.532cm" svg:x2="9.073cm" svg:y2="12.507cm">
          <text:p/>
        </draw:line>
        <draw:connector draw:style-name="gr2" draw:text-style-name="P1" draw:layer="layout" draw:line-skew="-1.311cm" svg:x1="13.918cm" svg:y1="11.085cm" svg:x2="9.823cm" svg:y2="13.581cm" svg:d="M13918 11085h-3358v2496h-737" svg:viewBox="0 0 4096 2497">
          <text:p/>
        </draw:connector>
        <draw:line draw:style-name="gr2" draw:text-style-name="P1" draw:layer="layout" svg:x1="8.006cm" svg:y1="18.85cm" svg:x2="3.595cm" svg:y2="18.85cm">
          <text:p/>
        </draw:line>
        <draw:line draw:style-name="gr8" draw:text-style-name="P1" draw:layer="layout" svg:x1="9.876cm" svg:y1="13.214cm" svg:x2="14.072cm" svg:y2="13.214cm">
          <text:p/>
        </draw:line>
        <draw:custom-shape draw:style-name="gr15" draw:text-style-name="P6" xml:id="id1" draw:id="id1" draw:layer="Layout" svg:width="1.327cm" svg:height="1.327cm" svg:x="3.144cm" svg:y="11.222cm">
          <text:p text:style-name="P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9.043cm" svg:y1="7.539cm" svg:x2="9.043cm" svg:y2="10.005cm">
          <text:p/>
        </draw:line>
        <draw:line draw:style-name="gr16" draw:text-style-name="P1" draw:layer="layout" svg:x1="9.09cm" svg:y1="13.751cm" svg:x2="9.09cm" svg:y2="15.726cm">
          <text:p/>
        </draw:line>
        <draw:frame draw:style-name="gr11" draw:text-style-name="P2" draw:layer="layout" svg:width="1.359cm" svg:height="0.806cm" draw:transform="rotate (-1.5707963267949) translate (8.62cm 2.845cm)">
          <draw:text-box>
            <text:p text:style-name="P2"><text:span text:style-name="T1">t → </text:span></text:p>
          </draw:text-box>
        </draw:frame>
        <draw:connector draw:style-name="gr17" draw:text-style-name="P1" draw:layer="layout" draw:line-skew="0.664cm" svg:x1="4.471cm" svg:y1="11.886cm" svg:x2="8.164cm" svg:y2="13.037cm" draw:start-shape="id1" draw:start-glue-point="10" svg:d="M4471 11886h2786v1151h907" svg:viewBox="0 0 3694 1152">
          <text:p/>
        </draw:connector>
        <draw:line draw:style-name="gr4" draw:text-style-name="P1" draw:layer="layout" svg:x1="14.628cm" svg:y1="7.54cm" svg:x2="14.628cm" svg:y2="10.807cm">
          <text:p/>
        </draw:line>
        <draw:frame draw:style-name="gr12" draw:text-style-name="P3" draw:layer="layout" svg:width="2.551cm" svg:height="0.729cm" svg:x="9.222cm" svg:y="5.76cm">
          <draw:text-box>
            <text:p text:style-name="P8"><text:span text:style-name="T2">processing</text:span></text:p>
          </draw:text-box>
        </draw:frame>
        <draw:frame draw:style-name="gr12" draw:text-style-name="P3" draw:layer="layout" svg:width="2.551cm" svg:height="0.729cm" svg:x="15.113cm" svg:y="8.769cm">
          <draw:text-box>
            <text:p text:style-name="P8"><text:span text:style-name="T2">processing</text:span></text:p>
          </draw:text-box>
        </draw:frame>
        <draw:frame draw:style-name="gr12" draw:text-style-name="P5" draw:layer="layout" svg:width="2.648cm" svg:height="0.806cm" svg:x="10.879cm" svg:y="11.442cm">
          <draw:text-box>
            <text:p text:style-name="P9"><text:span text:style-name="T3">delayed !</text:span></text:p>
          </draw:text-box>
        </draw:frame>
        <draw:frame draw:style-name="gr12" draw:text-style-name="P11" draw:layer="layout" svg:width="2.648cm" svg:height="0.806cm" svg:x="4.511cm" svg:y="11.979cm">
          <draw:text-box>
            <text:p text:style-name="P10"><text:span text:style-name="T4">delayed !</text:span></text:p>
          </draw:text-box>
        </draw:frame>
        <draw:line draw:style-name="gr17" draw:text-style-name="P1" draw:layer="layout" svg:x1="9.876cm" svg:y1="16.117cm" svg:x2="14.072cm" svg:y2="16.117cm">
          <text:p/>
        </draw:line>
        <draw:frame draw:style-name="gr12" draw:text-style-name="P5" draw:layer="layout" svg:width="2.648cm" svg:height="0.806cm" svg:x="9.635cm" svg:y="14.293cm">
          <draw:text-box>
            <text:p text:style-name="P9"><text:span text:style-name="T3">delayed !</text:span></text:p>
          </draw:text-box>
        </draw:frame>
      </draw:page>
      <draw:page draw:name="page3" draw:style-name="dp1" draw:master-page-name="Standard">
        <draw:line draw:style-name="gr1" draw:text-style-name="P1" draw:layer="layout" svg:x1="8.58cm" svg:y1="3.063cm" svg:x2="8.58cm" svg:y2="19.169cm">
          <text:p/>
        </draw:line>
        <draw:line draw:style-name="gr2" draw:text-style-name="P1" draw:layer="layout" svg:x1="4.507cm" svg:y1="4.729cm" svg:x2="8.056cm" svg:y2="4.729cm">
          <text:p/>
        </draw:line>
        <draw:custom-shape draw:style-name="gr13" draw:text-style-name="P6" draw:layer="Layout" svg:width="1.327cm" svg:height="1.327cm" svg:x="3.058cm" svg:y="4.081cm">
          <text:p text:style-name="P6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9.074cm" svg:y1="5.101cm" svg:x2="9.074cm" svg:y2="6.143cm">
          <text:p/>
        </draw:line>
        <draw:frame draw:style-name="gr5" draw:text-style-name="P7" draw:layer="layout" svg:width="4.062cm" svg:height="0.962cm" svg:x="6.525cm" svg:y="1.817cm">
          <draw:text-box>
            <text:p text:style-name="P7">Front-Server</text:p>
          </draw:text-box>
        </draw:frame>
        <draw:frame draw:style-name="gr5" draw:text-style-name="P7" draw:layer="layout" svg:width="3.283cm" svg:height="0.962cm" svg:x="13.261cm" svg:y="1.789cm">
          <draw:text-box>
            <text:p text:style-name="P7">Backends</text:p>
          </draw:text-box>
        </draw:frame>
        <draw:line draw:style-name="gr2" draw:text-style-name="P1" draw:layer="layout" svg:x1="9.845cm" svg:y1="6.3cm" svg:x2="13.98cm" svg:y2="6.3cm">
          <text:p/>
        </draw:line>
        <draw:line draw:style-name="gr6" draw:text-style-name="P1" draw:layer="layout" svg:x1="14.968cm" svg:y1="3.125cm" svg:x2="14.968cm" svg:y2="18.738cm">
          <text:p/>
        </draw:line>
        <draw:line draw:style-name="gr4" draw:text-style-name="P1" draw:layer="layout" svg:x1="9.065cm" svg:y1="11.869cm" svg:x2="9.065cm" svg:y2="12.908cm">
          <text:p/>
        </draw:line>
        <draw:custom-shape draw:style-name="gr14" draw:text-style-name="P6" draw:layer="Layout" svg:width="1.327cm" svg:height="1.327cm" svg:x="3.088cm" svg:y="9.635cm">
          <text:p text:style-name="P6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538cm" svg:y1="10.283cm" svg:x2="8.118cm" svg:y2="10.283cm">
          <text:p/>
        </draw:line>
        <draw:line draw:style-name="gr9" draw:text-style-name="P1" draw:layer="layout" svg:x1="9.073cm" svg:y1="10.532cm" svg:x2="9.073cm" svg:y2="11.534cm">
          <text:p/>
        </draw:line>
        <draw:line draw:style-name="gr8" draw:text-style-name="P1" draw:layer="layout" svg:x1="9.876cm" svg:y1="11.712cm" svg:x2="14.072cm" svg:y2="11.712cm">
          <text:p/>
        </draw:line>
        <draw:line draw:style-name="gr10" draw:text-style-name="P1" draw:layer="layout" svg:x1="9.043cm" svg:y1="6.58cm" svg:x2="9.043cm" svg:y2="9.797cm">
          <text:p/>
        </draw:line>
        <draw:line draw:style-name="gr16" draw:text-style-name="P1" draw:layer="layout" svg:x1="9.012cm" svg:y1="13.906cm" svg:x2="9.012cm" svg:y2="15.007cm">
          <text:p/>
        </draw:line>
        <draw:frame draw:style-name="gr11" draw:text-style-name="P2" draw:layer="layout" svg:width="1.359cm" svg:height="0.806cm" draw:transform="rotate (-1.5707963267949) translate (8.62cm 2.845cm)">
          <draw:text-box>
            <text:p text:style-name="P2"><text:span text:style-name="T1">t → </text:span></text:p>
          </draw:text-box>
        </draw:frame>
        <draw:line draw:style-name="gr4" draw:text-style-name="P1" draw:layer="layout" svg:x1="14.628cm" svg:y1="6.581cm" svg:x2="14.628cm" svg:y2="9.848cm">
          <text:p/>
        </draw:line>
        <draw:frame draw:style-name="gr12" draw:text-style-name="P3" draw:layer="layout" svg:width="2.551cm" svg:height="0.729cm" svg:x="9.274cm" svg:y="5.268cm">
          <draw:text-box>
            <text:p text:style-name="P8"><text:span text:style-name="T2">processing</text:span></text:p>
          </draw:text-box>
        </draw:frame>
        <draw:frame draw:style-name="gr12" draw:text-style-name="P3" draw:layer="layout" svg:width="2.551cm" svg:height="0.729cm" svg:x="15.19cm" svg:y="7.784cm">
          <draw:text-box>
            <text:p text:style-name="P8"><text:span text:style-name="T2">processing</text:span></text:p>
          </draw:text-box>
        </draw:frame>
        <draw:line draw:style-name="gr17" draw:text-style-name="P1" draw:layer="layout" svg:x1="9.876cm" svg:y1="15.34cm" svg:x2="14.072cm" svg:y2="15.34cm">
          <text:p/>
        </draw:line>
        <draw:line draw:style-name="gr2" draw:text-style-name="P1" draw:layer="layout" svg:x1="14.176cm" svg:y1="10.141cm" svg:x2="9.765cm" svg:y2="10.141cm">
          <text:p/>
        </draw:line>
        <draw:custom-shape draw:style-name="gr18" draw:text-style-name="P6" xml:id="id2" draw:id="id2" draw:layer="layout" svg:width="1.327cm" svg:height="1.327cm" svg:x="3.119cm" svg:y="11.272cm">
          <text:p text:style-name="P6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" draw:layer="layout" draw:line-skew="0.716cm" svg:x1="4.446cm" svg:y1="11.936cm" svg:x2="8.138cm" svg:y2="13.244cm" draw:start-shape="id2" draw:start-glue-point="10" svg:d="M4446 11936h2837v1308h855" svg:viewBox="0 0 3693 1309">
          <text:p/>
        </draw:connector>
        <draw:frame draw:style-name="gr12" draw:text-style-name="P11" draw:layer="layout" svg:width="2.648cm" svg:height="0.806cm" svg:x="4.486cm" svg:y="12.029cm">
          <draw:text-box>
            <text:p text:style-name="P10"><text:span text:style-name="T4">delayed !</text:span></text:p>
          </draw:text-box>
        </draw:frame>
        <draw:line draw:style-name="gr2" draw:text-style-name="P1" draw:layer="layout" svg:x1="8.007cm" svg:y1="13.64cm" svg:x2="3.596cm" svg:y2="13.64cm">
          <text:p/>
        </draw:line>
        <draw:line draw:style-name="gr19" draw:text-style-name="P1" draw:layer="layout" svg:x1="5.935cm" svg:y1="13.996cm" svg:x2="5.935cm" svg:y2="18.532cm">
          <text:p/>
        </draw:line>
        <draw:frame draw:style-name="gr20" draw:text-style-name="P12" draw:layer="layout" svg:width="3.165cm" svg:height="0.806cm" draw:transform="rotate (-1.5707963267949) translate (7.012cm 14.45cm)">
          <draw:text-box>
            <text:p text:style-name="P12"><text:span text:style-name="T5">Time saved</text:span></text:p>
          </draw:text-box>
        </draw:frame>
        <draw:line draw:style-name="gr21" draw:text-style-name="P1" draw:layer="layout" svg:x1="8.007cm" svg:y1="18.85cm" svg:x2="3.596cm" svg:y2="18.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Linienspitzen_20_1" draw:display-name="Linienspitzen 1" svg:viewBox="0 0 836 110" svg:d="M0 0h278 278 280v36 36 38h-278-278-280v-36-36z"/>
    <draw:marker draw:name="Linienspitzen_20_2" draw:display-name="Linienspitzen 2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Behnel</meta:initial-creator>
    <meta:creation-date>2016-07-17T10:05:23.969957728</meta:creation-date>
    <dc:date>2016-07-17T12:35:38.069214512</dc:date>
    <dc:creator>Stefan Behnel</dc:creator>
    <meta:editing-duration>PT22M39S</meta:editing-duration>
    <meta:editing-cycles>5</meta:editing-cycles>
    <meta:generator>LibreOffice/4.2.8.2$Linux_X86_64 LibreOffice_project/420m0$Build-2</meta:generator>
    <meta:document-statistic meta:object-count="76"/>
  </office:meta>
</office:document-meta>
</file>